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jercicio Completo Contenido Multimedia CSS </text:h>
      <text:p text:style-name="Text_20_body"><text:span text:style-name="Strong_20_Emphasis">Ejercicio:</text:span></text:p>
      <text:list xml:id="list5431905034464773686" text:style-name="L1">
        <text:list-item>
          <text:p text:style-name="P1">El título de la página debe ser "Galería Multimedia Completa".</text:p>
        </text:list-item>
        <text:list-item>
          <text:p text:style-name="P1">Incluye una sección de imágenes optimizadas para la web, utilizando la etiqueta <text:span text:style-name="Source_20_Text">&lt;figure&gt;</text:span> y <text:span text:style-name="Source_20_Text">&lt;figcaption&gt;</text:span> para cada imagen.</text:p>
        </text:list-item>
        <text:list-item>
          <text:p text:style-name="P1">Incluye un archivo de audio que se reproduzca automáticamente y tenga controles visibles, utilizando la etiqueta <text:span text:style-name="Source_20_Text">&lt;audio&gt;</text:span>.</text:p>
        </text:list-item>
        <text:list-item>
          <text:p text:style-name="P1">Incluye un archivo de video con controles y un póster, utilizando la etiqueta <text:span text:style-name="Source_20_Text">&lt;video&gt;</text:span>.</text:p>
        </text:list-item>
        <text:list-item>
          <text:p text:style-name="P1">Añade una animación CSS a las imágenes para que aparezcan gradualmente al cargar la página.</text:p>
        </text:list-item>
        <text:list-item>
          <text:p text:style-name="P1">Incluye una presentación embebida en la página usando un <text:span text:style-name="Source_20_Text">&lt;iframe&gt;</text:span>.</text:p>
        </text:list-item>
      </text:list>
      <text:h text:style-name="Heading_20_4" text:outline-level="4">Pasos a Seguir:</text:h>
      <text:list xml:id="list6987418354114475919" text:style-name="L2">
        <text:list-item>
          <text:p text:style-name="P2"><text:span text:style-name="Strong_20_Emphasis">Crear el archivo HTML</text:span>:</text:p>
          <text:list>
            <text:list-item>
              <text:p text:style-name="P2">Crea un archivo llamado <text:span text:style-name="Source_20_Text">index.html</text:span>.</text:p>
            </text:list-item>
            <text:list-item>
              <text:p text:style-name="P2">Define la estructura básica del documento HTML con el título "Galería Multimedia Completa".</text:p>
            </text:list-item>
          </text:list>
        </text:list-item>
        <text:list-item>
          <text:p text:style-name="P2"><text:span text:style-name="Strong_20_Emphasis">Añadir una sección de imágenes optimizadas dentro de figuras</text:span>:</text:p>
          <text:list>
            <text:list-item>
              <text:p text:style-name="P2">Utiliza imágenes en formato JPEG o PNG optimizadas para la web.</text:p>
            </text:list-item>
            <text:list-item>
              <text:p text:style-name="P2">Inserta cada imagen en el documento HTML con la etiqueta <text:span text:style-name="Source_20_Text">&lt;img&gt;</text:span>, envuelta en <text:span text:style-name="Source_20_Text">&lt;figure&gt;</text:span>, y añade una leyenda con <text:span text:style-name="Source_20_Text">&lt;figcaption&gt;</text:span>.</text:p>
            </text:list-item>
          </text:list>
        </text:list-item>
        <text:list-item>
          <text:p text:style-name="P2"><text:span text:style-name="Strong_20_Emphasis">Añadir el archivo de audio</text:span>:</text:p>
          <text:list>
            <text:list-item>
              <text:p text:style-name="P2">Utiliza un archivo de audio en formato MP3, WAV o OGG.</text:p>
            </text:list-item>
            <text:list-item>
              <text:p text:style-name="P2">Inserta el archivo de audio en el documento HTML con la etiqueta <text:span text:style-name="Source_20_Text">&lt;audio&gt;</text:span> y los atributos <text:span text:style-name="Source_20_Text">src</text:span>, <text:span text:style-name="Source_20_Text">controls</text:span> y <text:span text:style-name="Source_20_Text">autoplay</text:span>.</text:p>
            </text:list-item>
          </text:list>
        </text:list-item>
        <text:list-item>
          <text:p text:style-name="P2"><text:span text:style-name="Strong_20_Emphasis">Añadir el archivo de video</text:span>:</text:p>
          <text:list>
            <text:list-item>
              <text:p text:style-name="P2">Utiliza un archivo de video en formato MP4, WEBM o AVI.</text:p>
            </text:list-item>
            <text:list-item>
              <text:p text:style-name="P2">Inserta el archivo de video en el documento HTML con la etiqueta <text:span text:style-name="Source_20_Text">&lt;video&gt;</text:span> y los atributos <text:span text:style-name="Source_20_Text">src</text:span>, <text:span text:style-name="Source_20_Text">controls</text:span>, <text:span text:style-name="Source_20_Text">poster</text:span>, <text:span text:style-name="Source_20_Text">width</text:span> y <text:span text:style-name="Source_20_Text">height</text:span>.</text:p>
            </text:list-item>
          </text:list>
        </text:list-item>
        <text:list-item>
          <text:p text:style-name="P2"><text:span text:style-name="Strong_20_Emphasis">Añadir la animación CSS a las imágenes</text:span>:</text:p>
          <text:list>
            <text:list-item>
              <text:p text:style-name="P2">Define una animación CSS en el archivo <text:span text:style-name="Source_20_Text">styles.css</text:span>.</text:p>
            </text:list-item>
            <text:list-item>
              <text:p text:style-name="P2">Aplica la animación a las imágenes con la clase correspondiente.</text:p>
            </text:list-item>
          </text:list>
        </text:list-item>
        <text:list-item>
          <text:p text:style-name="P2"><text:span text:style-name="Strong_20_Emphasis">Incluir una presentación embebida</text:span>:</text:p>
          <text:list>
            <text:list-item>
              <text:p text:style-name="P2">Inserta la presentación en el documento HTML utilizando la etiqueta <text:span text:style-name="Source_20_Text">&lt;iframe&gt;</text:span>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oft-page-break/></text:p>
      <text:p text:style-name="P4">SOLUCION EJERCICIO COMPLETO CONTENIDO MULTIMEDIA CSS:</text:p>
      <text:p text:style-name="Text_20_body"/>
      <text:p text:style-name="P3">Código HTML: </text:p>
      <text:p text:style-name="Text_20_body"/>
      <text:p text:style-name="Text_20_body">&lt;!DOCTYPE html&gt;<text:line-break/>&lt;html lang="es"&gt;<text:line-break/>&lt;head&gt;<text:line-break/> <text:s text:c="3"/>&lt;meta charset="UTF-8"&gt;<text:line-break/> <text:s text:c="3"/>&lt;title&gt;Galería Multimedia Completa&lt;/title&gt;<text:line-break/> <text:s text:c="3"/>&lt;link rel="stylesheet" href="styles.css"&gt;<text:line-break/>&lt;/head&gt;<text:line-break/>&lt;body&gt;<text:line-break/> <text:s text:c="3"/>&lt;h1&gt;Galería Multimedia Completa&lt;/h1&gt;<text:line-break/><text:line-break/> <text:s text:c="3"/>&lt;section&gt;<text:line-break/> <text:s text:c="7"/>&lt;h2&gt;Imágenes&lt;/h2&gt;<text:line-break/> <text:s text:c="7"/>&lt;figure&gt;<text:line-break/> <text:s text:c="11"/>&lt;img src="imagen1.jpg" alt="Descripción de la imagen 1" class="animacion"&gt;<text:line-break/> <text:s text:c="11"/>&lt;figcaption&gt;Descripción de la imagen 1.&lt;/figcaption&gt;<text:line-break/> <text:s text:c="7"/>&lt;/figure&gt;<text:line-break/> <text:s text:c="7"/>&lt;figure&gt;<text:line-break/> <text:s text:c="11"/>&lt;img src="imagen2.jpg" alt="Descripción de la imagen 2" class="animacion"&gt;<text:line-break/> <text:s text:c="11"/>&lt;figcaption&gt;Descripción de la imagen 2.&lt;/figcaption&gt;<text:line-break/> <text:s text:c="7"/>&lt;/figure&gt;<text:line-break/> <text:s text:c="3"/>&lt;/section&gt;<text:line-break/><text:line-break/> <text:s text:c="3"/>&lt;section&gt;<text:line-break/> <text:s text:c="7"/>&lt;h2&gt;Audio&lt;/h2&gt;<text:line-break/> <text:s text:c="7"/>&lt;figure&gt;<text:line-break/> <text:s text:c="11"/>&lt;audio src="audio.mp3" controls autoplay&gt;&lt;/audio&gt;<text:line-break/> <text:s text:c="11"/>&lt;figcaption&gt;Audio de ejemplo que se reproduce automáticamente.&lt;/figcaption&gt;<text:line-break/> <text:s text:c="7"/>&lt;/figure&gt;<text:line-break/> <text:s text:c="3"/>&lt;/section&gt;<text:line-break/><text:line-break/> <text:s text:c="3"/>&lt;section&gt;<text:line-break/> <text:s text:c="7"/>&lt;h2&gt;Video&lt;/h2&gt;<text:line-break/> <text:s text:c="7"/>&lt;figure&gt;<text:line-break/> <text:s text:c="11"/>&lt;video src="video.mp4" controls poster="poster.jpg" width="600" height="400"&gt;&lt;/video&gt;<text:line-break/> <text:s text:c="11"/>&lt;figcaption&gt;Video de ejemplo con un póster.&lt;/figcaption&gt;<text:line-break/> <text:s text:c="7"/>&lt;/figure&gt;<text:line-break/> <text:s text:c="3"/>&lt;/section&gt;<text:line-break/><text:line-break/> <text:s text:c="3"/>&lt;section&gt;<text:line-break/> <text:s text:c="7"/>&lt;h2&gt;Presentación&lt;/h2&gt;<text:line-break/> <text:s text:c="7"/>&lt;figure&gt;<text:line-break/> <text:s text:c="11"/>&lt;iframe src="https://www.slideshare.net/slideshow/embed_code/key/abcdefg" width="600" height="400" frameborder="0" allowfullscreen&gt;&lt;/iframe&gt;<text:line-break/> <text:s text:c="11"/>&lt;figcaption&gt;Presentación embebida de SlideShare.&lt;/figcaption&gt;<text:line-break/> <text:s text:c="7"/>&lt;/figure&gt;<text:line-break/><text:soft-page-break/> <text:s text:c="3"/>&lt;/section&gt;<text:line-break/><text:line-break/>&lt;/body&gt;<text:line-break/>&lt;/html&gt;<text:line-break/></text:p>
      <text:p text:style-name="P3">Código CSS (styles.css): </text:p>
      <text:p text:style-name="Text_20_body"/>
      <text:p text:style-name="Text_20_body">@keyframes fadeIn {<text:line-break/> <text:s text:c="3"/>from { opacity: 0; }<text:line-break/> <text:s text:c="3"/>to { opacity: 1; }<text:line-break/>}<text:line-break/><text:line-break/>.animacion {<text:line-break/> <text:s text:c="3"/>animation: fadeIn 2s ease-in-out;<text:line-break/>}<text:line-break/></text:p>
      <text:h text:style-name="Heading_20_3" text:outline-level="3">3. Descripción de las Etiquetas, Atributos y Propiedades Usadas</text:h>
      <text:list xml:id="list6324904529129204893" text:style-name="L3">
        <text:list-item>
          <text:p text:style-name="P5"><text:span text:style-name="Strong_20_Emphasis">Etiqueta </text:span><text:span text:style-name="Source_20_Text">&lt;figure&gt;</text:span>:</text:p>
          <text:list>
            <text:list-item>
              <text:p text:style-name="P5">Se utiliza para agrupar contenido multimedia y proporcionar una leyenda opcional.</text:p>
            </text:list-item>
          </text:list>
        </text:list-item>
        <text:list-item>
          <text:p text:style-name="P5"><text:span text:style-name="Strong_20_Emphasis">Etiqueta </text:span><text:span text:style-name="Source_20_Text">&lt;figcaption&gt;</text:span>:</text:p>
          <text:list>
            <text:list-item>
              <text:p text:style-name="P5">Se utiliza para definir una leyenda o descripción para el contenido dentro de <text:span text:style-name="Source_20_Text">&lt;figure&gt;</text:span>.</text:p>
            </text:list-item>
          </text:list>
        </text:list-item>
        <text:list-item>
          <text:p text:style-name="P5"><text:span text:style-name="Strong_20_Emphasis">Etiqueta </text:span><text:span text:style-name="Source_20_Text">&lt;img&gt;</text:span>:</text:p>
          <text:list>
            <text:list-item>
              <text:p text:style-name="P5"><text:span text:style-name="Strong_20_Emphasis">Atributo </text:span><text:span text:style-name="Source_20_Text">src</text:span>: Especifica la ruta de la imagen.</text:p>
            </text:list-item>
            <text:list-item>
              <text:p text:style-name="P5"><text:span text:style-name="Strong_20_Emphasis">Atributo </text:span><text:span text:style-name="Source_20_Text">alt</text:span>: Proporciona texto alternativo si la imagen no se puede cargar.</text:p>
            </text:list-item>
            <text:list-item>
              <text:p text:style-name="P5"><text:span text:style-name="Strong_20_Emphasis">Clase </text:span><text:span text:style-name="Source_20_Text">.animacion</text:span>: Aplica una animación CSS a la imagen.</text:p>
            </text:list-item>
          </text:list>
        </text:list-item>
        <text:list-item>
          <text:p text:style-name="P5"><text:span text:style-name="Strong_20_Emphasis">Etiqueta </text:span><text:span text:style-name="Source_20_Text">&lt;audio&gt;</text:span>:</text:p>
          <text:list>
            <text:list-item>
              <text:p text:style-name="P5"><text:span text:style-name="Strong_20_Emphasis">Atributo </text:span><text:span text:style-name="Source_20_Text">src</text:span>: Especifica la ruta del archivo de audio.</text:p>
            </text:list-item>
            <text:list-item>
              <text:p text:style-name="P5"><text:span text:style-name="Strong_20_Emphasis">Atributo </text:span><text:span text:style-name="Source_20_Text">controls</text:span>: Muestra los controles de reproducción.</text:p>
            </text:list-item>
            <text:list-item>
              <text:p text:style-name="P5"><text:span text:style-name="Strong_20_Emphasis">Atributo </text:span><text:span text:style-name="Source_20_Text">autoplay</text:span>: Reproduce el audio automáticamente al cargar la página.</text:p>
            </text:list-item>
          </text:list>
        </text:list-item>
        <text:list-item>
          <text:p text:style-name="P5"><text:span text:style-name="Strong_20_Emphasis">Etiqueta </text:span><text:span text:style-name="Source_20_Text">&lt;video&gt;</text:span>:</text:p>
          <text:list>
            <text:list-item>
              <text:p text:style-name="P5"><text:span text:style-name="Strong_20_Emphasis">Atributo </text:span><text:span text:style-name="Source_20_Text">src</text:span>: Especifica la ruta del archivo de video.</text:p>
            </text:list-item>
            <text:list-item>
              <text:p text:style-name="P5"><text:span text:style-name="Strong_20_Emphasis">Atributo </text:span><text:span text:style-name="Source_20_Text">controls</text:span>: Muestra los controles de reproducción.</text:p>
            </text:list-item>
            <text:list-item>
              <text:p text:style-name="P5"><text:span text:style-name="Strong_20_Emphasis">Atributo </text:span><text:span text:style-name="Source_20_Text">poster</text:span>: Especifica una imagen que se muestra antes de que se inicie la reproducción del video.</text:p>
            </text:list-item>
            <text:list-item>
              <text:p text:style-name="P5"><text:span text:style-name="Strong_20_Emphasis">Atributos </text:span><text:span text:style-name="Source_20_Text">width</text:span><text:span text:style-name="Strong_20_Emphasis"> y </text:span><text:span text:style-name="Source_20_Text">height</text:span>: Especifican el ancho y la altura del video.</text:p>
            </text:list-item>
          </text:list>
        </text:list-item>
        <text:list-item>
          <text:p text:style-name="P5"><text:span text:style-name="Strong_20_Emphasis">Etiqueta </text:span><text:span text:style-name="Source_20_Text">&lt;iframe&gt;</text:span>:</text:p>
          <text:list>
            <text:list-item>
              <text:p text:style-name="P5"><text:span text:style-name="Strong_20_Emphasis">Atributo </text:span><text:span text:style-name="Source_20_Text">src</text:span>: Especifica la ruta de la presentación embebida.</text:p>
            </text:list-item>
            <text:list-item>
              <text:p text:style-name="P5"><text:soft-page-break/><text:span text:style-name="Strong_20_Emphasis">Atributos </text:span><text:span text:style-name="Source_20_Text">width</text:span><text:span text:style-name="Strong_20_Emphasis"> y </text:span><text:span text:style-name="Source_20_Text">height</text:span>: Especifican el ancho y la altura del iframe.</text:p>
            </text:list-item>
            <text:list-item>
              <text:p text:style-name="P5"><text:span text:style-name="Strong_20_Emphasis">Atributo </text:span><text:span text:style-name="Source_20_Text">frameborder</text:span>: Define el borde del iframe.</text:p>
            </text:list-item>
            <text:list-item>
              <text:p text:style-name="P5"><text:span text:style-name="Strong_20_Emphasis">Atributo </text:span><text:span text:style-name="Source_20_Text">allowfullscreen</text:span>: Permite que el iframe se visualice en pantalla completa.</text:p>
            </text:list-item>
          </text:list>
        </text:list-item>
        <text:list-item>
          <text:p text:style-name="P5"><text:span text:style-name="Strong_20_Emphasis">Propiedad CSS </text:span><text:span text:style-name="Source_20_Text">@keyframes</text:span>:</text:p>
          <text:list>
            <text:list-item>
              <text:p text:style-name="P5">Define las etapas de una animación.</text:p>
            </text:list-item>
          </text:list>
        </text:list-item>
        <text:list-item>
          <text:p text:style-name="P5"><text:span text:style-name="Strong_20_Emphasis">Propiedad CSS </text:span><text:span text:style-name="Source_20_Text">animation</text:span>:</text:p>
          <text:list>
            <text:list-item>
              <text:p text:style-name="P5">Aplica la animación definida en <text:span text:style-name="Source_20_Text">@keyframes</text:span> a un element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leon</meta:initial-creator>
    <meta:creation-date>2024-12-04T23:14:28.97</meta:creation-date>
    <meta:document-statistic meta:table-count="0" meta:image-count="0" meta:object-count="0" meta:page-count="4" meta:paragraph-count="58" meta:word-count="657" meta:character-count="4819"/>
    <dc:date>2024-12-04T23:19:07.33</dc:date>
    <dc:creator>luis leon</dc:creator>
    <meta:editing-duration>PT4M38S</meta:editing-duration>
    <meta:editing-cycles>1</meta:editing-cycles>
    <meta:generator>OpenOffice/4.1.14$Win32 OpenOffice.org_project/4114m1$Build-9811</meta:generator>
  </office:meta>
</office:document-meta>
</file>